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CEC000009B1DBB261B62DB9ED9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1" style:family="paragraph">
      <style:paragraph-properties fo:margin-left="0cm" fo:margin-right="0cm" fo:text-indent="0cm"/>
    </style:style>
    <style:style style:name="P2" style:family="paragraph">
      <loext:graphic-properties draw:fill-color="#ffffff"/>
    </style:style>
    <style:style style:name="P3" style:family="paragraph">
      <style:paragraph-properties fo:text-align="start"/>
    </style:style>
    <style:style style:name="T1" style:family="text">
      <style:text-properties fo:font-size="54pt" style:font-size-asian="54pt" style:font-size-complex="54pt"/>
    </style:style>
    <style:style style:name="T2" style:family="text">
      <style:text-properties fo:font-size="20pt" style:font-size-asian="20pt" style:font-size-complex="20pt"/>
    </style:style>
    <style:style style:name="T3" style:family="text">
      <style:text-properties fo:color="#1c3687"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presentation:placeholder="true">
          <draw:text-box/>
        </draw:frame>
        <draw:frame presentation:style-name="pr2" draw:text-style-name="P2" draw:layer="layout" svg:width="25.2cm" svg:height="12.179cm" svg:x="1.4cm" svg:y="5cm" presentation:class="subtitle">
          <draw:text-box>
            <text:p text:style-name="P1"><text:span text:style-name="T1">CBC GradRite</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Solution Parts Breakdown </text:p>
          </draw:text-box>
        </draw:frame>
        <draw:frame presentation:style-name="pr4" draw:layer="layout" svg:width="25.2cm" svg:height="12.179cm" svg:x="1.4cm" svg:y="5cm" presentation:class="outline">
          <draw:text-box>
            <text:p text:style-name="P3">Part A: Schools And Schools Result Uploading</text:p>
            <text:p text:style-name="P3">Part B: School result Searching</text:p>
            <text:p text:style-name="P3">Part C: User Management</text:p>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845cm" svg:x="1.4cm" svg:y="1.178cm" presentation:class="title" presentation:user-transformed="true">
          <draw:text-box>
            <text:p>Part A: Schools And Schools Result Uploading</text:p>
          </draw:text-box>
        </draw:frame>
        <draw:frame presentation:style-name="pr4" draw:layer="layout" svg:width="25.2cm" svg:height="12.179cm" svg:x="1.4cm" svg:y="5cm" presentation:class="outline">
          <draw:text-box>
            <text:list text:style-name="L2">
              <text:list-item>
                <text:p>Schools are grouped into communities</text:p>
              </text:list-item>
              <text:list-item>
                <text:p>Communities are grouped into LGAs </text:p>
              </text:list-item>
              <text:list-item>
                <text:p>LGAs are groped into states.</text:p>
              </text:list-item>
              <text:list-item>
                <text:p>To uploaded a schools, a state have to be uploaded</text:p>
              </text:list-item>
              <text:list-item>
                <text:p>All LGAs in the state can the state can then be uploaded</text:p>
              </text:list-item>
              <text:list-item>
                <text:p>All communities in any of the lgas can be uploaded</text:p>
              </text:list-item>
              <text:list-item>
                <text:p>All Schools in any of the communities can then be upladed</text:p>
              </text:list-item>
              <text:list-item>
                <text:p>Results can then be uploaded for the school.</text:p>
              </text:list-item>
            </text:list>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4" draw:layer="layout" svg:width="25.2cm" svg:height="12.179cm" svg:x="1.4cm" svg:y="5cm" presentation:class="outline">
          <draw:text-box>
            <text:list text:style-name="L2">
              <text:list-item>
                <text:p>The Fallowing model for making the upload are available on the system with corresponding db tables</text:p>
              </text:list-item>
              <text:list-item>
                <text:p>Year</text:p>
              </text:list-item>
              <text:list-item>
                <text:p>Subject</text:p>
              </text:list-item>
              <text:list-item>
                <text:p>SchoolResult</text:p>
              </text:list-item>
              <text:list-item>
                <text:p>School</text:p>
              </text:list-item>
              <text:list-item>
                <text:p>Community</text:p>
              </text:list-item>
              <text:list-item>
                <text:p>Lga</text:p>
              </text:list-item>
              <text:list-item>
                <text:p>State</text:p>
              </text:list-item>
              <text:list-item>
                <text:p>Multiple results can be recorded for a <text:s/>school but with different years and subject</text:p>
              </text:list-item>
              <text:list-item>
                <text:p>A one to many relationship is used to implement the model hierarchy</text:p>
              </text:list-item>
              <text:list-item>
                <text:p>The year and subject have to be created before a school result can be uploaded on it.</text:p>
              </text:list-item>
            </text:list>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Part B: School result Searching</text:p>
          </draw:text-box>
        </draw:frame>
        <draw:frame presentation:style-name="pr4" draw:layer="layout" svg:width="25.2cm" svg:height="12.179cm" svg:x="1.4cm" svg:y="5cm" presentation:class="outline">
          <draw:text-box>
            <text:list text:style-name="L2">
              <text:list-item>
                <text:p>The School result search part is the public are of the solution It uses the seven models mention earlier to make search based on the selected criterion from the public area of the solution.</text:p>
              </text:list-item>
              <text:list-item>
                <text:p>All search is handled by the index function in the SearchController. It check the request and return the result for the provided criterion.</text:p>
              </text:list-item>
            </text:list>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presentation:placeholder="true" presentation:user-transformed="true">
          <draw:text-box/>
        </draw:frame>
        <draw:frame presentation:style-name="pr4" draw:layer="layout" svg:width="25.2cm" svg:height="12.179cm" svg:x="1.4cm" svg:y="5cm" presentation:class="outline">
          <draw:text-box>
            <text:list text:style-name="L2">
              <text:list-item>
                <text:p>The seven models for managing result upload all have a resource controller and a resource route registered for performing CRUD operation on it.</text:p>
              </text:list-item>
            </text:list>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Part C: User Management</text:p>
          </draw:text-box>
        </draw:frame>
        <draw:frame presentation:style-name="pr4" draw:layer="layout" svg:width="25.2cm" svg:height="12.179cm" svg:x="1.4cm" svg:y="5cm" presentation:class="outline" presentation:user-transformed="true">
          <draw:text-box>
            <text:p text:style-name="P3"><text:span text:style-name="T2">The Backend have the fallowing type of user </text:span></text:p>
            <text:p text:style-name="P3"><text:span text:style-name="T2"/></text:p>
            <text:p text:style-name="P3"><text:span text:style-name="T2">1) admin: A super user that can do anything at the backend including changing user role and adding new record.</text:span></text:p>
            <text:p text:style-name="P3"><text:span text:style-name="T2">2)No Role User: Any user that registers on the system does not have a role and cant perform any action until it is been made an admin by another admin.</text:span></text:p>
            <text:p text:style-name="P3"><text:span text:style-name="T2"/></text:p>
            <text:p text:style-name="P3"><text:span text:style-name="T2">Usermanagement Package: </text:span></text:p>
            <text:p text:style-name="P3"><text:span text:style-name="T2"/></text:p>
            <text:p text:style-name="P3"><text:span text:style-name="T2">Entrust: </text:span><text:span text:style-name="T3">https://github.com/Zizaco/entrust</text:span></text:p>
            <text:p text:style-name="P3"><text:span text:style-name="T2">Entrust manages the roles and permissions of uses, entrust middlewares are you for guarding routes and switching views in the system main layout view.</text:span></text:p>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2T12:32:50.557623810</meta:creation-date>
    <meta:editing-duration>PT8M56S</meta:editing-duration>
    <meta:editing-cycles>3</meta:editing-cycles>
    <meta:generator>LibreOffice/5.4.5.1$Linux_X86_64 LibreOffice_project/40m0$Build-1</meta:generator>
    <dc:date>2018-04-12T13:42:23.342050562</dc:date>
    <meta:document-statistic meta:object-count="5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